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1400000DEB00000EE662936DEED6EDBAC5.wmf" manifest:media-type="image/x-wmf"/>
  <manifest:file-entry manifest:full-path="Pictures/20000D9A000075310000493FBF4EC1499B084481.wmf" manifest:media-type="image/x-wmf"/>
  <manifest:file-entry manifest:full-path="Pictures/20000B0F000075310000493FC459D7BB00D5AD69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neva1" svg:font-family="Geneva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neva" svg:font-family="Genev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</style:style>
    <style:style style:name="pr1" style:family="presentation" style:parent-style-name="Master1-Layout1-cust-Titelfolie-subtitle">
      <style:graphic-properties draw:stroke="none" draw:fill="none" draw:fill-color="#ffffff" draw:textarea-horizontal-align="left" draw:textarea-vertical-align="top" draw:auto-grow-height="false" draw:auto-grow-width="false" fo:min-height="8.284cm" fo:padding-top="0cm" fo:padding-bottom="0cm" fo:padding-left="0cm" fo:padding-right="0cm" fo:wrap-option="wrap"/>
    </style:style>
    <style:style style:name="pr2" style:family="presentation" style:parent-style-name="Master1-Layout1-cust-Titelfolie-title">
      <style:graphic-properties draw:stroke="none" draw:fill="none" draw:textarea-horizontal-align="left" draw:textarea-vertical-align="middle" draw:auto-grow-height="false" draw:auto-grow-width="false" fo:min-height="2.385cm" fo:padding-top="0.127cm" fo:padding-bottom="0.127cm" fo:padding-left="0cm" fo:padding-right="0.254cm" fo:wrap-option="wrap"/>
    </style:style>
    <style:style style:name="pr3" style:family="presentation" style:parent-style-name="Master1-Layout1-cust-Titelfolie-notes">
      <style:graphic-properties draw:fill-color="#ffffff" fo:min-height="13.364cm"/>
    </style:style>
    <style:style style:name="pr4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min-height="2.385cm" fo:padding-top="0.127cm" fo:padding-bottom="0.127cm" fo:padding-left="0cm" fo:padding-right="0.254cm" fo:wrap-option="wrap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8.033cm" fo:padding-top="0cm" fo:padding-bottom="0cm" fo:padding-left="0cm" fo:padding-right="0cm" fo:wrap-option="wrap"/>
    </style:style>
    <style:style style:name="pr6" style:family="presentation" style:parent-style-name="Master1-Layout2-obj-Titel-und-Inhalt-notes">
      <style:graphic-properties draw:fill-color="#ffffff" fo:min-height="11.43cm"/>
    </style:style>
    <style:style style:name="pr7" style:family="presentation" style:parent-style-name="Master1-Layout2-obj-Titel-und-Inhalt-title">
      <style:graphic-properties fo:min-height="1.5cm"/>
    </style:style>
    <style:style style:name="pr8" style:family="presentation" style:parent-style-name="Master1-Layout2-obj-Titel-und-Inhalt-outline1">
      <style:graphic-properties fo:min-height="8.033cm"/>
    </style:style>
    <style:style style:name="pr9" style:family="presentation" style:parent-style-name="Master1-Layout2-obj-Titel-und-Inhalt-title">
      <style:graphic-properties draw:auto-grow-height="true" fo:min-height="1.5cm"/>
    </style:style>
    <style:style style:name="pr10" style:family="presentation" style:parent-style-name="Master1-Layout2-obj-Titel-und-Inhalt-title">
      <style:graphic-properties fo:min-height="3.39cm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size="18pt" style:font-size-asian="18pt" style:font-size-complex="18pt"/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fo:color="#898989" style:text-line-through-style="none" style:text-line-through-type="none" style:text-position="0% 100%" style:font-name="Arial1" fo:font-size="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Geneva1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font-variant="normal" fo:text-transform="none" fo:color="#898989" style:text-line-through-style="none" style:text-line-through-type="none" style:text-position="0% 100%" style:font-name="Arial1" fo:font-size="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Geneva1" style:font-size-asian="8pt" style:font-style-asian="normal" style:font-weight-asian="normal" style:font-name-complex="Arial1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4" draw:style-name="dp1" draw:master-page-name="Master1-Layout1-cust-Titelfolie" presentation:presentation-page-layout-name="AL1T14">
        <draw:frame draw:name="Untertitel 1" presentation:style-name="pr1" draw:text-style-name="P2" draw:layer="layout" svg:width="19.2cm" svg:height="1.6cm" svg:x="0.8cm" svg:y="11.4cm" presentation:class="subtitle" presentation:user-transformed="true">
          <draw:text-box>
            <text:p text:style-name="P1"><text:span text:style-name="T1">Philip Schledermann und Yannick Leinhos</text:span></text:p>
          </draw:text-box>
        </draw:frame>
        <draw:frame draw:name="Titel 2" presentation:style-name="pr2" draw:text-style-name="P3" draw:layer="layout" svg:width="20.404cm" svg:height="3.062cm" svg:x="1.6cm" svg:y="0.4cm" presentation:class="title" presentation:user-transformed="true">
          <draw:text-box>
            <text:p text:style-name="P1">Entwicklung eines Objecttracking-Tools zur Anwendung bei Eyetrackingstudi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Titel-und-Inhalt" presentation:presentation-page-layout-name="AL2T18">
        <draw:frame draw:name="Titel 1" presentation:style-name="pr4" draw:text-style-name="P3" draw:layer="layout" svg:width="19.399cm" svg:height="1.5cm" svg:x="1.503cm" svg:y="0.635cm" presentation:class="title" presentation:user-transformed="true">
          <draw:text-box>
            <text:p text:style-name="P1">Problemstellung</text:p>
          </draw:text-box>
        </draw:frame>
        <draw:frame draw:name="Inhaltsplatzhalter 2" presentation:style-name="pr5" draw:text-style-name="P3" draw:layer="layout" svg:width="20.802cm" svg:height="9.646cm" svg:x="1.499cm" svg:y="3.341cm" presentation:class="outline" presentation:user-transformed="true">
          <draw:text-box>
            <text:list text:style-name="L2">
              <text:list-item>
                <text:p>Bis jetzt wurden Visual World Studien<text:line-break/>mit statischen Bildern durchgeführt</text:p>
              </text:list-item>
              <text:list-item>
                <text:p>Besser wären bewegte Bilder um so<text:line-break/>mehr Möglichkeiten zum konzipieren der<text:line-break/>Visual World zu haben </text:p>
              </text:list-item>
              <text:list-item>
                <text:p>Problem: Interest-areas nicht mehr statisch, sondern ändern sich mit der Zeit</text:p>
              </text:list-item>
            </text:list>
          </draw:text-box>
        </draw:frame>
        <draw:frame draw:name="Datumsplatzhalter 3" draw:style-name="gr2" draw:text-style-name="P6" draw:layer="layout" svg:width="2.196cm" svg:height="0.489cm" svg:x="1.503cm" svg:y="13.645cm">
          <draw:text-box>
            <text:p text:style-name="P5"><text:span text:style-name="T2"><text:date style:data-style-name="D4" text:date-value="2017-12-01">01.12.2017</text:date></text:span></text:p>
          </draw:text-box>
        </draw:frame>
        <draw:frame draw:name="Fußzeilenplatzhalter 4" draw:style-name="gr3" draw:text-style-name="P8" draw:layer="layout" svg:width="16.402cm" svg:height="0.489cm" svg:x="4.099cm" svg:y="13.645cm">
          <draw:text-box>
            <text:p text:style-name="P7"><text:span text:style-name="T3">Präsentationstitel</text:span></text:p>
          </draw:text-box>
        </draw:frame>
        <draw:frame draw:name="Foliennummernplatzhalter 5" draw:style-name="gr4" draw:text-style-name="P10" draw:layer="layout" svg:width="1.169cm" svg:height="0.489cm" svg:x="20.902cm" svg:y="13.645cm">
          <draw:text-box>
            <text:p text:style-name="P9"><text:span text:style-name="T2"><text:page-number>&lt;Foliennummer&gt;</text:page-number></text:span></text:p>
          </draw:text-box>
        </draw:frame>
        <presentation:notes draw:style-name="dp2">
          <draw:page-thumbnail draw:style-name="gr1" draw:layer="layout" svg:width="16.933cm" svg:height="9.525cm" svg:x="1.058cm" svg:y="1.905cm" draw:page-number="2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" draw:style-name="dp1" draw:master-page-name="Master1-Layout2-obj-Titel-und-Inhalt" presentation:presentation-page-layout-name="AL2T18">
        <draw:frame draw:name="Titel 1" presentation:style-name="pr4" draw:text-style-name="P3" draw:layer="layout" svg:width="19.399cm" svg:height="1.5cm" svg:x="1.503cm" svg:y="0.635cm" presentation:class="title" presentation:user-transformed="true">
          <draw:text-box>
            <text:p text:style-name="P1">1. Was ist unsere Aufgabe?</text:p>
          </draw:text-box>
        </draw:frame>
        <draw:frame draw:name="Inhaltsplatzhalter 2" presentation:style-name="pr5" draw:text-style-name="P3" draw:layer="layout" svg:width="20.802cm" svg:height="9.646cm" svg:x="1.499cm" svg:y="3.341cm" presentation:class="outline">
          <draw:text-box>
            <text:list text:style-name="L2">
              <text:list-item>
                <text:p text:style-name="P1">Programmierung eines Objecttracking -Tools</text:p>
              </text:list-item>
              <text:list-item>
                <text:p text:style-name="P1">Formatierung der erhaltenen Daten, sodass diese zum Eytracking genutzt werden können</text:p>
              </text:list-item>
              <text:list-item>
                <text:p text:style-name="P1">Testen mittels kleiner Studie</text:p>
              </text:list-item>
              <text:list-item>
                <text:p text:style-name="P1">Sollte es möglich sein: Zusätzliches Einbinden von Objectdetection </text:p>
              </text:list-item>
            </text:list>
          </draw:text-box>
        </draw:frame>
        <draw:frame draw:name="Datumsplatzhalter 3" draw:style-name="gr2" draw:text-style-name="P3" draw:layer="layout" svg:width="2.196cm" svg:height="0.489cm" svg:x="1.503cm" svg:y="13.645cm">
          <draw:text-box>
            <text:p text:style-name="P12"><text:span text:style-name="T2"><text:date style:data-style-name="D4" text:date-value="2017-12-01">01.12.2017</text:date></text:span></text:p>
          </draw:text-box>
        </draw:frame>
        <draw:frame draw:name="Fußzeilenplatzhalter 4" draw:style-name="gr3" draw:text-style-name="P3" draw:layer="layout" svg:width="16.402cm" svg:height="0.489cm" svg:x="4.099cm" svg:y="13.645cm">
          <draw:text-box>
            <text:p text:style-name="P13"><text:span text:style-name="T3">Präsentationstitel</text:span></text:p>
          </draw:text-box>
        </draw:frame>
        <draw:frame draw:name="Foliennummernplatzhalter 5" draw:style-name="gr4" draw:text-style-name="P3" draw:layer="layout" svg:width="1.169cm" svg:height="0.489cm" svg:x="20.902cm" svg:y="13.645cm">
          <draw:text-box>
            <text:p text:style-name="P14"><text:span text:style-name="T2"><text:page-number>&lt;Foliennummer&gt;</text:page-number></text:span></text:p>
          </draw:text-box>
        </draw:frame>
        <presentation:notes draw:style-name="dp2">
          <draw:page-thumbnail draw:style-name="gr1" draw:layer="layout" svg:width="16.933cm" svg:height="9.525cm" svg:x="1.058cm" svg:y="1.905cm" draw:page-number="3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2-obj-Titel-und-Inhalt" presentation:presentation-page-layout-name="AL3T1">
        <draw:frame draw:name="Titel 1" presentation:style-name="pr4" draw:text-style-name="P3" draw:layer="layout" svg:width="19.399cm" svg:height="1.5cm" svg:x="1.503cm" svg:y="0.635cm" presentation:class="title">
          <draw:text-box>
            <text:p text:style-name="P1">2. Was ist Objekttracking?</text:p>
          </draw:text-box>
        </draw:frame>
        <draw:frame draw:name="Inhaltsplatzhalter 2" presentation:style-name="pr5" draw:text-style-name="P3" draw:layer="layout" svg:width="22.859cm" svg:height="8.283cm" svg:x="1.27cm" svg:y="3.342cm" presentation:class="outline" presentation:user-transformed="true">
          <draw:text-box>
            <text:list text:style-name="L2">
              <text:list-item>
                <text:p>Hier: Verfolung von sich bewegenden Objekten <text:line-break/>in einem Video</text:p>
              </text:list-item>
              <text:list-item>
                <text:p>Häufig: Zeichnen von Bounding Boxes um Objekt</text:p>
              </text:list-item>
              <text:list-item>
                <text:p>Für uns besonders Wichtig: Pixel-Koordinaten um diese mit Eytracker-Daten zu vergleichen</text:p>
              </text:list-item>
              <text:list-item>
                <text:p>Theoretisch kann man jeden Frame eines Videos<text:line-break/>von Hand bearbeiten → hoher Zeitaufwand</text:p>
              </text:list-item>
              <text:list-item>
                <text:p>Durch mathematische Verfahren (Kalman-Filter)<text:line-break/>erhält man dies schneller und weitestgehend zuverlässig</text:p>
              </text:list-item>
            </text:list>
          </draw:text-box>
        </draw:frame>
        <draw:frame draw:name="Datumsplatzhalter 3" draw:style-name="gr2" draw:text-style-name="P3" draw:layer="layout" svg:width="2.196cm" svg:height="0.489cm" svg:x="1.503cm" svg:y="13.645cm">
          <draw:text-box>
            <text:p text:style-name="P12"><text:span text:style-name="T2"><text:date style:data-style-name="D4" text:date-value="2017-12-01">01.12.2017</text:date></text:span></text:p>
          </draw:text-box>
        </draw:frame>
        <draw:frame draw:name="Fußzeilenplatzhalter 4" draw:style-name="gr3" draw:text-style-name="P3" draw:layer="layout" svg:width="16.402cm" svg:height="0.489cm" svg:x="4.099cm" svg:y="13.645cm">
          <draw:text-box>
            <text:p text:style-name="P13"><text:span text:style-name="T3">Präsentationstitel</text:span></text:p>
          </draw:text-box>
        </draw:frame>
        <draw:frame draw:name="Foliennummernplatzhalter 5" draw:style-name="gr4" draw:text-style-name="P3" draw:layer="layout" svg:width="1.169cm" svg:height="0.489cm" svg:x="20.902cm" svg:y="13.645cm">
          <draw:text-box>
            <text:p text:style-name="P14"><text:span text:style-name="T2"><text:page-number>&lt;Foliennummer&gt;</text:page-number></text:span></text:p>
          </draw:text-box>
        </draw:frame>
        <presentation:notes draw:style-name="dp2">
          <draw:page-thumbnail draw:style-name="gr1" draw:layer="layout" svg:width="16.933cm" svg:height="9.525cm" svg:x="1.058cm" svg:y="1.905cm" draw:page-number="4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3T1">
        <draw:frame presentation:style-name="pr7" draw:layer="layout" svg:width="19.399cm" svg:height="1.737cm" svg:x="1.503cm" svg:y="0.517cm" presentation:class="title" presentation:user-transformed="true">
          <draw:text-box>
            <text:p>Video</text:p>
          </draw:text-box>
        </draw:frame>
        <draw:frame presentation:style-name="pr8" draw:layer="layout" svg:width="22.859cm" svg:height="8.283cm" svg:x="1.27cm" svg:y="3.342cm" presentation:class="outline" presentation:placeholder="true">
          <draw:text-box/>
        </draw:frame>
        <presentation:notes draw:style-name="dp2">
          <draw:page-thumbnail draw:style-name="gr1" draw:layer="layout" svg:width="16.933cm" svg:height="9.525cm" svg:x="1.058cm" svg:y="1.905cm" draw:page-number="5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Layout2-obj-Titel-und-Inhalt" presentation:presentation-page-layout-name="AL3T1">
        <draw:frame presentation:style-name="pr9" draw:layer="layout" svg:width="19.399cm" svg:height="1.737cm" svg:x="1.503cm" svg:y="0.517cm" presentation:class="title">
          <draw:text-box>
            <text:p>3. OpenCV</text:p>
          </draw:text-box>
        </draw:frame>
        <draw:frame presentation:style-name="pr8" draw:layer="layout" svg:width="22.859cm" svg:height="8.283cm" svg:x="1.27cm" svg:y="3.342cm" presentation:class="outline">
          <draw:text-box>
            <text:list text:style-name="L2">
              <text:list-item>
                <text:p>freie Library mit Algorithmen für die Bildverarbeitung und maschinelles Sehen</text:p>
              </text:list-item>
              <text:list-item>
                <text:p>Verfügbar für Python (unsere ausgewählte<text:line-break/>Programmiersprache)</text:p>
              </text:list-item>
              <text:list-item>
                <text:p>Vorgefertigte Funktionen für Objecttracking,<text:line-break/>Objectdetection u.v.m.</text:p>
              </text:list-item>
            </text:list>
          </draw:text-box>
        </draw:frame>
        <presentation:notes draw:style-name="dp2">
          <draw:page-thumbnail draw:style-name="gr1" draw:layer="layout" svg:width="16.933cm" svg:height="9.525cm" svg:x="1.058cm" svg:y="1.905cm" draw:page-number="6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Master1-Layout2-obj-Titel-und-Inhalt" presentation:presentation-page-layout-name="AL3T1">
        <draw:frame presentation:style-name="pr10" draw:layer="layout" svg:width="17.102cm" svg:height="5.209cm" svg:x="3.8cm" svg:y="-0.309cm" presentation:class="title" presentation:user-transformed="true">
          <draw:text-box>
            <text:p>4. Probleme die wir lösen müssen<text:line-break/></text:p>
          </draw:text-box>
        </draw:frame>
        <draw:frame presentation:style-name="pr8" draw:layer="layout" svg:width="22.859cm" svg:height="8.283cm" svg:x="1.27cm" svg:y="3.342cm" presentation:class="outline">
          <draw:text-box>
            <text:list text:style-name="L2">
              <text:list-item>
                <text:p>Kennzeichnen von Objekten die <text:line-break/>getrackt werden sollen</text:p>
              </text:list-item>
              <text:list-item>
                <text:p>Behandlung von verschwindenden Objekten</text:p>
              </text:list-item>
              <text:list-item>
                <text:p>(Wieder)Erkennung (Detection) von Objekten</text:p>
              </text:list-item>
              <text:list-item>
                <text:p>Ausgabe der Koordinaten der getrackten Koordinaten in passendem Format</text:p>
              </text:list-item>
            </text:list>
          </draw:text-box>
        </draw:frame>
        <presentation:notes draw:style-name="dp2">
          <draw:page-thumbnail draw:style-name="gr1" draw:layer="layout" svg:width="16.933cm" svg:height="9.525cm" svg:x="1.058cm" svg:y="1.905cm" draw:page-number="7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Master1-Layout2-obj-Titel-und-Inhalt" presentation:presentation-page-layout-name="AL3T1">
        <draw:frame presentation:style-name="pr7" draw:layer="layout" svg:width="19.399cm" svg:height="1.737cm" svg:x="1.503cm" svg:y="0.517cm" presentation:class="title" presentation:user-transformed="true">
          <draw:text-box>
            <text:p>5. Mini-Studie</text:p>
          </draw:text-box>
        </draw:frame>
        <draw:frame presentation:style-name="pr8" draw:layer="layout" svg:width="22.859cm" svg:height="8.283cm" svg:x="1.27cm" svg:y="3.342cm" presentation:class="outline">
          <draw:text-box>
            <text:list text:style-name="L2">
              <text:list-item>
                <text:p>Kurzes Video bei dem das Tracking<text:line-break/>ausprobiert wird</text:p>
              </text:list-item>
              <text:list-item>
                <text:p>Wenige Versuchspersonen, sodass die Eytrackerdaten mit den getrackten Daten<text:line-break/>analysiert werden können</text:p>
              </text:list-item>
            </text:list>
          </draw:text-box>
        </draw:frame>
        <presentation:notes draw:style-name="dp2">
          <draw:page-thumbnail draw:style-name="gr1" draw:layer="layout" svg:width="16.933cm" svg:height="9.525cm" svg:x="1.058cm" svg:y="1.905cm" draw:page-number="8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Master1-Layout2-obj-Titel-und-Inhalt" presentation:presentation-page-layout-name="AL3T1">
        <draw:frame presentation:style-name="pr9" draw:layer="layout" svg:width="19.399cm" svg:height="1.737cm" svg:x="1.503cm" svg:y="0.517cm" presentation:class="title" presentation:user-transformed="true">
          <draw:text-box>
            <text:p>Gorilla Video</text:p>
          </draw:text-box>
        </draw:frame>
        <draw:frame presentation:style-name="pr8" draw:layer="layout" svg:width="22.859cm" svg:height="8.283cm" svg:x="1.27cm" svg:y="3.342cm" presentation:class="outline" presentation:placeholder="true">
          <draw:text-box/>
        </draw:frame>
        <presentation:notes draw:style-name="dp2">
          <draw:page-thumbnail draw:style-name="gr1" draw:layer="layout" svg:width="16.933cm" svg:height="9.525cm" svg:x="1.058cm" svg:y="1.905cm" draw:page-number="9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eneva1" svg:font-family="Geneva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neva" svg:font-family="Genev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959595" draw:fill-color="#cccccc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Uni_5f_Praesentation_5f_E1_5f_RGB_5f_16_5f_9-background" style:display-name="Master1-Uni_Praesentation_E1_RGB_16_9-background" style:family="presentation">
      <style:graphic-properties draw:stroke="none" draw:fill="solid" draw:fill-color="#ffffff"/>
      <style:text-properties style:letter-kerning="true"/>
    </style:style>
    <style:style style:name="Master1-Uni_5f_Praesentation_5f_E1_5f_RGB_5f_16_5f_9-backgroundobjects" style:display-name="Master1-Uni_Praesentation_E1_RGB_16_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Uni_5f_Praesentation_5f_E1_5f_RGB_5f_16_5f_9-notes" style:display-name="Master1-Uni_Praesentation_E1_RGB_16_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Uni_5f_Praesentation_5f_E1_5f_RGB_5f_16_5f_9-outline1" style:display-name="Master1-Uni_Praesentation_E1_RGB_16_9-outline1" style:family="presentation">
      <style:graphic-properties draw:stroke="none" draw:fill="none" draw:auto-grow-height="false" draw:fit-to-size="shrink-to-fit">
        <text:list-style style:name="Master1-Uni_5f_Praesentation_5f_E1_5f_RGB_5f_16_5f_9-outline1" style:display-name="Master1-Uni_Praesentation_E1_RGB_16_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Uni_5f_Praesentation_5f_E1_5f_RGB_5f_16_5f_9-outline2" style:display-name="Master1-Uni_Praesentation_E1_RGB_16_9-outline2" style:family="presentation" style:parent-style-name="Master1-Uni_5f_Praesentation_5f_E1_5f_RGB_5f_16_5f_9-outline1">
      <style:paragraph-properties fo:margin-top="0.4cm" fo:margin-bottom="0cm"/>
      <style:text-properties fo:font-size="28pt" style:font-size-asian="28pt" style:font-size-complex="28pt"/>
    </style:style>
    <style:style style:name="Master1-Uni_5f_Praesentation_5f_E1_5f_RGB_5f_16_5f_9-outline3" style:display-name="Master1-Uni_Praesentation_E1_RGB_16_9-outline3" style:family="presentation" style:parent-style-name="Master1-Uni_5f_Praesentation_5f_E1_5f_RGB_5f_16_5f_9-outline2">
      <style:paragraph-properties fo:margin-top="0.3cm" fo:margin-bottom="0cm"/>
      <style:text-properties fo:font-size="24pt" style:font-size-asian="24pt" style:font-size-complex="24pt"/>
    </style:style>
    <style:style style:name="Master1-Uni_5f_Praesentation_5f_E1_5f_RGB_5f_16_5f_9-outline4" style:display-name="Master1-Uni_Praesentation_E1_RGB_16_9-outline4" style:family="presentation" style:parent-style-name="Master1-Uni_5f_Praesentation_5f_E1_5f_RGB_5f_16_5f_9-outline3">
      <style:paragraph-properties fo:margin-top="0.2cm" fo:margin-bottom="0cm"/>
      <style:text-properties fo:font-size="20pt" style:font-size-asian="20pt" style:font-size-complex="20pt"/>
    </style:style>
    <style:style style:name="Master1-Uni_5f_Praesentation_5f_E1_5f_RGB_5f_16_5f_9-outline5" style:display-name="Master1-Uni_Praesentation_E1_RGB_16_9-outline5" style:family="presentation" style:parent-style-name="Master1-Uni_5f_Praesentation_5f_E1_5f_RGB_5f_16_5f_9-outline4">
      <style:paragraph-properties fo:margin-top="0.1cm" fo:margin-bottom="0cm"/>
      <style:text-properties fo:font-size="20pt" style:font-size-asian="20pt" style:font-size-complex="20pt"/>
    </style:style>
    <style:style style:name="Master1-Uni_5f_Praesentation_5f_E1_5f_RGB_5f_16_5f_9-outline6" style:display-name="Master1-Uni_Praesentation_E1_RGB_16_9-outline6" style:family="presentation" style:parent-style-name="Master1-Uni_5f_Praesentation_5f_E1_5f_RGB_5f_16_5f_9-outline5">
      <style:paragraph-properties fo:margin-top="0.1cm" fo:margin-bottom="0cm"/>
      <style:text-properties fo:font-size="20pt" style:font-size-asian="20pt" style:font-size-complex="20pt"/>
    </style:style>
    <style:style style:name="Master1-Uni_5f_Praesentation_5f_E1_5f_RGB_5f_16_5f_9-outline7" style:display-name="Master1-Uni_Praesentation_E1_RGB_16_9-outline7" style:family="presentation" style:parent-style-name="Master1-Uni_5f_Praesentation_5f_E1_5f_RGB_5f_16_5f_9-outline6">
      <style:paragraph-properties fo:margin-top="0.1cm" fo:margin-bottom="0cm"/>
      <style:text-properties fo:font-size="20pt" style:font-size-asian="20pt" style:font-size-complex="20pt"/>
    </style:style>
    <style:style style:name="Master1-Uni_5f_Praesentation_5f_E1_5f_RGB_5f_16_5f_9-outline8" style:display-name="Master1-Uni_Praesentation_E1_RGB_16_9-outline8" style:family="presentation" style:parent-style-name="Master1-Uni_5f_Praesentation_5f_E1_5f_RGB_5f_16_5f_9-outline7">
      <style:paragraph-properties fo:margin-top="0.1cm" fo:margin-bottom="0cm"/>
      <style:text-properties fo:font-size="20pt" style:font-size-asian="20pt" style:font-size-complex="20pt"/>
    </style:style>
    <style:style style:name="Master1-Uni_5f_Praesentation_5f_E1_5f_RGB_5f_16_5f_9-outline9" style:display-name="Master1-Uni_Praesentation_E1_RGB_16_9-outline9" style:family="presentation" style:parent-style-name="Master1-Uni_5f_Praesentation_5f_E1_5f_RGB_5f_16_5f_9-outline8">
      <style:paragraph-properties fo:margin-top="0.1cm" fo:margin-bottom="0cm"/>
      <style:text-properties fo:font-size="20pt" style:font-size-asian="20pt" style:font-size-complex="20pt"/>
    </style:style>
    <style:style style:name="Master1-Uni_5f_Praesentation_5f_E1_5f_RGB_5f_16_5f_9-subtitle" style:display-name="Master1-Uni_Praesentation_E1_RGB_16_9-subtitle" style:family="presentation">
      <style:graphic-properties draw:stroke="none" draw:fill="none" draw:textarea-vertical-align="middle">
        <text:list-style style:name="Master1-Uni_5f_Praesentation_5f_E1_5f_RGB_5f_16_5f_9-subtitle" style:display-name="Master1-Uni_Praesentation_E1_RGB_16_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Uni_5f_Praesentation_5f_E1_5f_RGB_5f_16_5f_9-title" style:display-name="Master1-Uni_Praesentation_E1_RGB_16_9-title" style:family="presentation">
      <style:graphic-properties draw:stroke="none" draw:fill="none" draw:textarea-vertical-align="middle">
        <text:list-style style:name="Master1-Uni_5f_Praesentation_5f_E1_5f_RGB_5f_16_5f_9-title" style:display-name="Master1-Uni_Praesentation_E1_RGB_16_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background" style:family="presentation">
      <style:graphic-properties draw:stroke="none" draw:fill="solid" draw:fill-color="#ffffff"/>
      <style:text-properties style:letter-kerning="true"/>
    </style:style>
    <style:style style:name="Master1-Layout1-cust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1" style:family="presentation">
      <style:graphic-properties draw:stroke="none" draw:fill="none" draw:auto-grow-height="false" draw:fit-to-size="shrink-to-fit">
        <text:list-style style:name="Master1-Layout1-cust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2" style:family="presentation" style:parent-style-name="Master1-Layout1-cust-Titelfolie-outline1">
      <style:paragraph-properties fo:margin-top="0.4cm" fo:margin-bottom="0cm"/>
      <style:text-properties fo:font-size="28pt" style:font-size-asian="28pt" style:font-size-complex="28pt"/>
    </style:style>
    <style:style style:name="Master1-Layout1-cust-Titelfolie-outline3" style:family="presentation" style:parent-style-name="Master1-Layout1-cust-Titelfolie-outline2">
      <style:paragraph-properties fo:margin-top="0.3cm" fo:margin-bottom="0cm"/>
      <style:text-properties fo:font-size="24pt" style:font-size-asian="24pt" style:font-size-complex="24pt"/>
    </style:style>
    <style:style style:name="Master1-Layout1-cust-Titelfolie-outline4" style:family="presentation" style:parent-style-name="Master1-Layout1-cust-Titelfolie-outline3">
      <style:paragraph-properties fo:margin-top="0.2cm" fo:margin-bottom="0cm"/>
      <style:text-properties fo:font-size="20pt" style:font-size-asian="20pt" style:font-size-complex="20pt"/>
    </style:style>
    <style:style style:name="Master1-Layout1-cust-Titelfolie-outline5" style:family="presentation" style:parent-style-name="Master1-Layout1-cust-Titelfolie-outline4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6" style:family="presentation" style:parent-style-name="Master1-Layout1-cust-Titelfolie-outline5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7" style:family="presentation" style:parent-style-name="Master1-Layout1-cust-Titelfolie-outline6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8" style:family="presentation" style:parent-style-name="Master1-Layout1-cust-Titelfolie-outline7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9" style:family="presentation" style:parent-style-name="Master1-Layout1-cust-Titelfolie-outline8">
      <style:paragraph-properties fo:margin-top="0.1cm" fo:margin-bottom="0cm"/>
      <style:text-properties fo:font-size="20pt" style:font-size-asian="20pt" style:font-size-complex="20pt"/>
    </style:style>
    <style:style style:name="Master1-Layout1-cust-Titelfolie-subtitle" style:family="presentation">
      <style:graphic-properties draw:stroke="none" draw:fill="none" draw:textarea-vertical-align="middle">
        <text:list-style style:name="Master1-Layout1-cust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title" style:family="presentation">
      <style:graphic-properties draw:stroke="none" draw:fill="none" draw:textarea-vertical-align="middle">
        <text:list-style style:name="Master1-Layout1-cust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Zwei-Inhalte-background" style:family="presentation">
      <style:graphic-properties draw:stroke="none" draw:fill="solid" draw:fill-color="#ffffff"/>
      <style:text-properties style:letter-kerning="true"/>
    </style:style>
    <style:style style:name="Master1-Layout3-cust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Zwei-Inhalte-outline1" style:family="presentation">
      <style:graphic-properties draw:stroke="none" draw:fill="none" draw:auto-grow-height="false" draw:fit-to-size="shrink-to-fit">
        <text:list-style style:name="Master1-Layout3-cust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Zwei-Inhalte-outline2" style:family="presentation" style:parent-style-name="Master1-Layout3-cust-Zwei-Inhalte-outline1">
      <style:paragraph-properties fo:margin-top="0.4cm" fo:margin-bottom="0cm"/>
      <style:text-properties fo:font-size="28pt" style:font-size-asian="28pt" style:font-size-complex="28pt"/>
    </style:style>
    <style:style style:name="Master1-Layout3-cust-Zwei-Inhalte-outline3" style:family="presentation" style:parent-style-name="Master1-Layout3-cust-Zwei-Inhalte-outline2">
      <style:paragraph-properties fo:margin-top="0.3cm" fo:margin-bottom="0cm"/>
      <style:text-properties fo:font-size="24pt" style:font-size-asian="24pt" style:font-size-complex="24pt"/>
    </style:style>
    <style:style style:name="Master1-Layout3-cust-Zwei-Inhalte-outline4" style:family="presentation" style:parent-style-name="Master1-Layout3-cust-Zwei-Inhalte-outline3">
      <style:paragraph-properties fo:margin-top="0.2cm" fo:margin-bottom="0cm"/>
      <style:text-properties fo:font-size="20pt" style:font-size-asian="20pt" style:font-size-complex="20pt"/>
    </style:style>
    <style:style style:name="Master1-Layout3-cust-Zwei-Inhalte-outline5" style:family="presentation" style:parent-style-name="Master1-Layout3-cust-Zwei-Inhalte-outline4">
      <style:paragraph-properties fo:margin-top="0.1cm" fo:margin-bottom="0cm"/>
      <style:text-properties fo:font-size="20pt" style:font-size-asian="20pt" style:font-size-complex="20pt"/>
    </style:style>
    <style:style style:name="Master1-Layout3-cust-Zwei-Inhalte-outline6" style:family="presentation" style:parent-style-name="Master1-Layout3-cust-Zwei-Inhalte-outline5">
      <style:paragraph-properties fo:margin-top="0.1cm" fo:margin-bottom="0cm"/>
      <style:text-properties fo:font-size="20pt" style:font-size-asian="20pt" style:font-size-complex="20pt"/>
    </style:style>
    <style:style style:name="Master1-Layout3-cust-Zwei-Inhalte-outline7" style:family="presentation" style:parent-style-name="Master1-Layout3-cust-Zwei-Inhalte-outline6">
      <style:paragraph-properties fo:margin-top="0.1cm" fo:margin-bottom="0cm"/>
      <style:text-properties fo:font-size="20pt" style:font-size-asian="20pt" style:font-size-complex="20pt"/>
    </style:style>
    <style:style style:name="Master1-Layout3-cust-Zwei-Inhalte-outline8" style:family="presentation" style:parent-style-name="Master1-Layout3-cust-Zwei-Inhalte-outline7">
      <style:paragraph-properties fo:margin-top="0.1cm" fo:margin-bottom="0cm"/>
      <style:text-properties fo:font-size="20pt" style:font-size-asian="20pt" style:font-size-complex="20pt"/>
    </style:style>
    <style:style style:name="Master1-Layout3-cust-Zwei-Inhalte-outline9" style:family="presentation" style:parent-style-name="Master1-Layout3-cust-Zwei-Inhalte-outline8">
      <style:paragraph-properties fo:margin-top="0.1cm" fo:margin-bottom="0cm"/>
      <style:text-properties fo:font-size="20pt" style:font-size-asian="20pt" style:font-size-complex="20pt"/>
    </style:style>
    <style:style style:name="Master1-Layout3-cust-Zwei-Inhalte-subtitle" style:family="presentation">
      <style:graphic-properties draw:stroke="none" draw:fill="none" draw:textarea-vertical-align="middle">
        <text:list-style style:name="Master1-Layout3-cust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Zwei-Inhalte-title" style:family="presentation">
      <style:graphic-properties draw:stroke="none" draw:fill="none" draw:textarea-vertical-align="middle">
        <text:list-style style:name="Master1-Layout3-cust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Nur-Titel-background" style:family="presentation">
      <style:graphic-properties draw:stroke="none" draw:fill="solid" draw:fill-color="#ffffff"/>
      <style:text-properties style:letter-kerning="true"/>
    </style:style>
    <style:style style:name="Master1-Layout4-cust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Nur-Titel-outline1" style:family="presentation">
      <style:graphic-properties draw:stroke="none" draw:fill="none" draw:auto-grow-height="false" draw:fit-to-size="shrink-to-fit">
        <text:list-style style:name="Master1-Layout4-cust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Nur-Titel-outline2" style:family="presentation" style:parent-style-name="Master1-Layout4-cust-Nur-Titel-outline1">
      <style:paragraph-properties fo:margin-top="0.4cm" fo:margin-bottom="0cm"/>
      <style:text-properties fo:font-size="28pt" style:font-size-asian="28pt" style:font-size-complex="28pt"/>
    </style:style>
    <style:style style:name="Master1-Layout4-cust-Nur-Titel-outline3" style:family="presentation" style:parent-style-name="Master1-Layout4-cust-Nur-Titel-outline2">
      <style:paragraph-properties fo:margin-top="0.3cm" fo:margin-bottom="0cm"/>
      <style:text-properties fo:font-size="24pt" style:font-size-asian="24pt" style:font-size-complex="24pt"/>
    </style:style>
    <style:style style:name="Master1-Layout4-cust-Nur-Titel-outline4" style:family="presentation" style:parent-style-name="Master1-Layout4-cust-Nur-Titel-outline3">
      <style:paragraph-properties fo:margin-top="0.2cm" fo:margin-bottom="0cm"/>
      <style:text-properties fo:font-size="20pt" style:font-size-asian="20pt" style:font-size-complex="20pt"/>
    </style:style>
    <style:style style:name="Master1-Layout4-cust-Nur-Titel-outline5" style:family="presentation" style:parent-style-name="Master1-Layout4-cust-Nur-Titel-outline4">
      <style:paragraph-properties fo:margin-top="0.1cm" fo:margin-bottom="0cm"/>
      <style:text-properties fo:font-size="20pt" style:font-size-asian="20pt" style:font-size-complex="20pt"/>
    </style:style>
    <style:style style:name="Master1-Layout4-cust-Nur-Titel-outline6" style:family="presentation" style:parent-style-name="Master1-Layout4-cust-Nur-Titel-outline5">
      <style:paragraph-properties fo:margin-top="0.1cm" fo:margin-bottom="0cm"/>
      <style:text-properties fo:font-size="20pt" style:font-size-asian="20pt" style:font-size-complex="20pt"/>
    </style:style>
    <style:style style:name="Master1-Layout4-cust-Nur-Titel-outline7" style:family="presentation" style:parent-style-name="Master1-Layout4-cust-Nur-Titel-outline6">
      <style:paragraph-properties fo:margin-top="0.1cm" fo:margin-bottom="0cm"/>
      <style:text-properties fo:font-size="20pt" style:font-size-asian="20pt" style:font-size-complex="20pt"/>
    </style:style>
    <style:style style:name="Master1-Layout4-cust-Nur-Titel-outline8" style:family="presentation" style:parent-style-name="Master1-Layout4-cust-Nur-Titel-outline7">
      <style:paragraph-properties fo:margin-top="0.1cm" fo:margin-bottom="0cm"/>
      <style:text-properties fo:font-size="20pt" style:font-size-asian="20pt" style:font-size-complex="20pt"/>
    </style:style>
    <style:style style:name="Master1-Layout4-cust-Nur-Titel-outline9" style:family="presentation" style:parent-style-name="Master1-Layout4-cust-Nur-Titel-outline8">
      <style:paragraph-properties fo:margin-top="0.1cm" fo:margin-bottom="0cm"/>
      <style:text-properties fo:font-size="20pt" style:font-size-asian="20pt" style:font-size-complex="20pt"/>
    </style:style>
    <style:style style:name="Master1-Layout4-cust-Nur-Titel-subtitle" style:family="presentation">
      <style:graphic-properties draw:stroke="none" draw:fill="none" draw:textarea-vertical-align="middle">
        <text:list-style style:name="Master1-Layout4-cust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Nur-Titel-title" style:family="presentation">
      <style:graphic-properties draw:stroke="none" draw:fill="none" draw:textarea-vertical-align="middle">
        <text:list-style style:name="Master1-Layout4-cust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1_5f_Uni_5f_Praesentation_5f_E1_5f_RGB-background" style:display-name="Master2-1_Uni_Praesentation_E1_RGB-background" style:family="presentation">
      <style:graphic-properties draw:stroke="none" draw:fill="solid" draw:fill-color="#ffffff"/>
      <style:text-properties style:letter-kerning="true"/>
    </style:style>
    <style:style style:name="Master2-1_5f_Uni_5f_Praesentation_5f_E1_5f_RGB-backgroundobjects" style:display-name="Master2-1_Uni_Praesentation_E1_RG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1_5f_Uni_5f_Praesentation_5f_E1_5f_RGB-notes" style:display-name="Master2-1_Uni_Praesentation_E1_RG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1_5f_Uni_5f_Praesentation_5f_E1_5f_RGB-outline1" style:display-name="Master2-1_Uni_Praesentation_E1_RGB-outline1" style:family="presentation">
      <style:graphic-properties draw:stroke="none" draw:fill="none" draw:auto-grow-height="false" draw:fit-to-size="shrink-to-fit">
        <text:list-style style:name="Master2-1_5f_Uni_5f_Praesentation_5f_E1_5f_RGB-outline1" style:display-name="Master2-1_Uni_Praesentation_E1_RG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1_5f_Uni_5f_Praesentation_5f_E1_5f_RGB-outline2" style:display-name="Master2-1_Uni_Praesentation_E1_RGB-outline2" style:family="presentation" style:parent-style-name="Master2-1_5f_Uni_5f_Praesentation_5f_E1_5f_RGB-outline1">
      <style:paragraph-properties fo:margin-top="0.4cm" fo:margin-bottom="0cm"/>
      <style:text-properties fo:font-size="28pt" style:font-size-asian="28pt" style:font-size-complex="28pt"/>
    </style:style>
    <style:style style:name="Master2-1_5f_Uni_5f_Praesentation_5f_E1_5f_RGB-outline3" style:display-name="Master2-1_Uni_Praesentation_E1_RGB-outline3" style:family="presentation" style:parent-style-name="Master2-1_5f_Uni_5f_Praesentation_5f_E1_5f_RGB-outline2">
      <style:paragraph-properties fo:margin-top="0.3cm" fo:margin-bottom="0cm"/>
      <style:text-properties fo:font-size="24pt" style:font-size-asian="24pt" style:font-size-complex="24pt"/>
    </style:style>
    <style:style style:name="Master2-1_5f_Uni_5f_Praesentation_5f_E1_5f_RGB-outline4" style:display-name="Master2-1_Uni_Praesentation_E1_RGB-outline4" style:family="presentation" style:parent-style-name="Master2-1_5f_Uni_5f_Praesentation_5f_E1_5f_RGB-outline3">
      <style:paragraph-properties fo:margin-top="0.2cm" fo:margin-bottom="0cm"/>
      <style:text-properties fo:font-size="20pt" style:font-size-asian="20pt" style:font-size-complex="20pt"/>
    </style:style>
    <style:style style:name="Master2-1_5f_Uni_5f_Praesentation_5f_E1_5f_RGB-outline5" style:display-name="Master2-1_Uni_Praesentation_E1_RGB-outline5" style:family="presentation" style:parent-style-name="Master2-1_5f_Uni_5f_Praesentation_5f_E1_5f_RGB-outline4">
      <style:paragraph-properties fo:margin-top="0.1cm" fo:margin-bottom="0cm"/>
      <style:text-properties fo:font-size="20pt" style:font-size-asian="20pt" style:font-size-complex="20pt"/>
    </style:style>
    <style:style style:name="Master2-1_5f_Uni_5f_Praesentation_5f_E1_5f_RGB-outline6" style:display-name="Master2-1_Uni_Praesentation_E1_RGB-outline6" style:family="presentation" style:parent-style-name="Master2-1_5f_Uni_5f_Praesentation_5f_E1_5f_RGB-outline5">
      <style:paragraph-properties fo:margin-top="0.1cm" fo:margin-bottom="0cm"/>
      <style:text-properties fo:font-size="20pt" style:font-size-asian="20pt" style:font-size-complex="20pt"/>
    </style:style>
    <style:style style:name="Master2-1_5f_Uni_5f_Praesentation_5f_E1_5f_RGB-outline7" style:display-name="Master2-1_Uni_Praesentation_E1_RGB-outline7" style:family="presentation" style:parent-style-name="Master2-1_5f_Uni_5f_Praesentation_5f_E1_5f_RGB-outline6">
      <style:paragraph-properties fo:margin-top="0.1cm" fo:margin-bottom="0cm"/>
      <style:text-properties fo:font-size="20pt" style:font-size-asian="20pt" style:font-size-complex="20pt"/>
    </style:style>
    <style:style style:name="Master2-1_5f_Uni_5f_Praesentation_5f_E1_5f_RGB-outline8" style:display-name="Master2-1_Uni_Praesentation_E1_RGB-outline8" style:family="presentation" style:parent-style-name="Master2-1_5f_Uni_5f_Praesentation_5f_E1_5f_RGB-outline7">
      <style:paragraph-properties fo:margin-top="0.1cm" fo:margin-bottom="0cm"/>
      <style:text-properties fo:font-size="20pt" style:font-size-asian="20pt" style:font-size-complex="20pt"/>
    </style:style>
    <style:style style:name="Master2-1_5f_Uni_5f_Praesentation_5f_E1_5f_RGB-outline9" style:display-name="Master2-1_Uni_Praesentation_E1_RGB-outline9" style:family="presentation" style:parent-style-name="Master2-1_5f_Uni_5f_Praesentation_5f_E1_5f_RGB-outline8">
      <style:paragraph-properties fo:margin-top="0.1cm" fo:margin-bottom="0cm"/>
      <style:text-properties fo:font-size="20pt" style:font-size-asian="20pt" style:font-size-complex="20pt"/>
    </style:style>
    <style:style style:name="Master2-1_5f_Uni_5f_Praesentation_5f_E1_5f_RGB-subtitle" style:display-name="Master2-1_Uni_Praesentation_E1_RGB-subtitle" style:family="presentation">
      <style:graphic-properties draw:stroke="none" draw:fill="none" draw:textarea-vertical-align="middle">
        <text:list-style style:name="Master2-1_5f_Uni_5f_Praesentation_5f_E1_5f_RGB-subtitle" style:display-name="Master2-1_Uni_Praesentation_E1_RG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1_5f_Uni_5f_Praesentation_5f_E1_5f_RGB-title" style:display-name="Master2-1_Uni_Praesentation_E1_RGB-title" style:family="presentation">
      <style:graphic-properties draw:stroke="none" draw:fill="none" draw:textarea-vertical-align="middle">
        <text:list-style style:name="Master2-1_5f_Uni_5f_Praesentation_5f_E1_5f_RGB-title" style:display-name="Master2-1_Uni_Praesentation_E1_RG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cust-Bild-mit-Überschrift-background" style:family="presentation">
      <style:graphic-properties draw:stroke="none" draw:fill="solid" draw:fill-color="#ffffff"/>
      <style:text-properties style:letter-kerning="true"/>
    </style:style>
    <style:style style:name="Master2-Layout1-cust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cust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cust-Bild-mit-Überschrift-outline1" style:family="presentation">
      <style:graphic-properties draw:stroke="none" draw:fill="none" draw:auto-grow-height="false" draw:fit-to-size="shrink-to-fit">
        <text:list-style style:name="Master2-Layout1-cust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Bild-mit-Überschrift-outline2" style:family="presentation" style:parent-style-name="Master2-Layout1-cust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1-cust-Bild-mit-Überschrift-outline3" style:family="presentation" style:parent-style-name="Master2-Layout1-cust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1-cust-Bild-mit-Überschrift-outline4" style:family="presentation" style:parent-style-name="Master2-Layout1-cust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1-cust-Bild-mit-Überschrift-outline5" style:family="presentation" style:parent-style-name="Master2-Layout1-cust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1-cust-Bild-mit-Überschrift-outline6" style:family="presentation" style:parent-style-name="Master2-Layout1-cust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1-cust-Bild-mit-Überschrift-outline7" style:family="presentation" style:parent-style-name="Master2-Layout1-cust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1-cust-Bild-mit-Überschrift-outline8" style:family="presentation" style:parent-style-name="Master2-Layout1-cust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1-cust-Bild-mit-Überschrift-outline9" style:family="presentation" style:parent-style-name="Master2-Layout1-cust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1-cust-Bild-mit-Überschrift-subtitle" style:family="presentation">
      <style:graphic-properties draw:stroke="none" draw:fill="none" draw:textarea-vertical-align="middle">
        <text:list-style style:name="Master2-Layout1-cust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Bild-mit-Überschrift-title" style:family="presentation">
      <style:graphic-properties draw:stroke="none" draw:fill="none" draw:textarea-vertical-align="middle">
        <text:list-style style:name="Master2-Layout1-cust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Graphics">
      <style:graphic-properties draw:stroke="none" draw:fill="none" fo:clip="rect(0cm, 0cm, 1.91cm, 0cm)" style:mirror="none"/>
    </style:style>
    <style:style style:name="Mgr4" style:family="graphic" style:parent-style-name="Graphics">
      <style:graphic-properties draw:stroke="none" draw:fill="none" fo:clip="rect(17.594cm, 0cm, 0cm, 0cm)" style:mirror="none"/>
    </style:style>
    <style:style style:name="Mgr5" style:family="graphic" style:parent-style-name="Graphics">
      <style:graphic-properties draw:stroke="none" draw:fill="none" fo:clip="rect(0.422cm, 0cm, 1.487cm, 0cm)" style:mirror="none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43cm" fo:padding-top="0.127cm" fo:padding-bottom="0.127cm" fo:padding-left="0.254cm" fo:padding-right="0.254cm" fo:wrap-option="wrap"/>
    </style:style>
    <style:style style:name="Mgr7" style:family="graphic" style:parent-style-name="Graphics">
      <style:graphic-properties draw:stroke="none" draw:fill="none" style:mirror="none"/>
    </style:style>
    <style:style style:name="Mpr1" style:family="presentation" style:parent-style-name="Master1-Uni_5f_Praesentation_5f_E1_5f_RGB_5f_16_5f_9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Uni_5f_Praesentation_5f_E1_5f_RGB_5f_16_5f_9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Uni_5f_Praesentation_5f_E1_5f_RGB_5f_16_5f_9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Uni_5f_Praesentation_5f_E1_5f_RGB_5f_16_5f_9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</style:style>
    <style:style style:name="Mpr5" style:family="presentation" style:parent-style-name="Master1-Uni_5f_Praesentation_5f_E1_5f_RGB_5f_16_5f_9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.254cm" fo:wrap-option="wrap"/>
    </style:style>
    <style:style style:name="Mpr6" style:family="presentation" style:parent-style-name="Master1-Uni_5f_Praesentation_5f_E1_5f_RGB_5f_16_5f_9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Uni_5f_Praesentation_5f_E1_5f_RGB_5f_16_5f_9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Uni_5f_Praesentation_5f_E1_5f_RGB_5f_16_5f_9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Titelfoli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cust-Titelfoli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.254cm" fo:wrap-option="wrap"/>
    </style:style>
    <style:style style:name="Mpr11" style:family="presentation" style:parent-style-name="Master1-Layout1-cust-Titelfoli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cust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cust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cust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.254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</style:style>
    <style:style style:name="Mpr20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cust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cust-Zwei-Inhalt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cust-Zwei-Inhalt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cust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</style:style>
    <style:style style:name="Mpr27" style:family="presentation" style:parent-style-name="Master1-Layout3-cust-Zwei-Inhalt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.254cm" fo:wrap-option="wrap"/>
    </style:style>
    <style:style style:name="Mpr28" style:family="presentation" style:parent-style-name="Master1-Layout3-cust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3-cust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3-cust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cust-Nur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4-cust-Nur-Tite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cust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</style:style>
    <style:style style:name="Mpr34" style:family="presentation" style:parent-style-name="Master1-Layout4-cust-Nur-Tite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.254cm" fo:wrap-option="wrap"/>
    </style:style>
    <style:style style:name="Mpr35" style:family="presentation" style:parent-style-name="Master1-Layout4-cust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4-cust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4-cust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2-1_5f_Uni_5f_Praesentation_5f_E1_5f_RGB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2-1_5f_Uni_5f_Praesentation_5f_E1_5f_RGB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2-1_5f_Uni_5f_Praesentation_5f_E1_5f_RGB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2-Layout1-cust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2-Layout1-cust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2-Layout1-cust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5" style:family="paragraph">
      <style:paragraph-properties fo:margin-left="2.064cm" fo:margin-right="0cm" fo:margin-top="0.212cm" fo:margin-bottom="0cm" fo:line-height="100%" fo:text-align="start" fo:text-indent="-0.794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Geneva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Arial1" fo:font-size="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Geneva1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Arial1" fo:font-size="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Geneva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Times New Roman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Times New Roman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Times New Roman2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Geneva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fo:color="#cccccc" fo:font-size="100%"/>
      </text:list-level-style-bullet>
      <text:list-level-style-bullet text:level="2" text:bullet-char="§">
        <style:list-level-properties text:space-before="1.111cm" text:min-label-width="0.953cm"/>
        <style:text-properties fo:font-family="Wingdings" style:font-pitch="variable" fo:color="#cccccc" fo:font-size="100%"/>
      </text:list-level-style-bullet>
      <text:list-level-style-bullet text:level="3" text:bullet-char="§">
        <style:list-level-properties text:space-before="2.223cm" text:min-label-width="0.953cm"/>
        <style:text-properties fo:font-family="Wingdings" style:font-pitch="variable" fo:color="#cccccc" fo:font-size="100%"/>
      </text:list-level-style-bullet>
      <text:list-level-style-bullet text:level="4" text:bullet-char="§">
        <style:list-level-properties text:space-before="3.493cm" text:min-label-width="0.953cm"/>
        <style:text-properties fo:font-family="Wingdings" style:font-pitch="variable" fo:color="#cccccc" fo:font-size="100%"/>
      </text:list-level-style-bullet>
      <text:list-level-style-bullet text:level="5" text:bullet-char="§">
        <style:list-level-properties text:space-before="4.763cm" text:min-label-width="0.953cm"/>
        <style:text-properties fo:font-family="Wingdings" style:font-pitch="variable" fo:color="#cccccc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cccccc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cccccc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cccccc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ccccc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4" text:date-value="2017-12-01">01.12.2017</text:date></text:span></text:p>
        </draw:text-box>
      </draw:frame>
      <draw:frame draw:name="Fußzeilenplatzhalter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Foliennummernplatzhalter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7.814cm" svg:height="4.392cm" svg:x="1.332cm" svg:y="3.135cm" draw:page-number="1"/>
      <draw:page-thumbnail draw:layer="backgroundobjects" svg:width="7.814cm" svg:height="4.392cm" svg:x="9.904cm" svg:y="3.135cm"/>
      <draw:page-thumbnail draw:layer="backgroundobjects" svg:width="7.814cm" svg:height="4.392cm" svg:x="1.332cm" svg:y="10.5cm"/>
      <draw:page-thumbnail draw:layer="backgroundobjects" svg:width="7.814cm" svg:height="4.392cm" svg:x="9.904cm" svg:y="10.5cm"/>
      <draw:page-thumbnail draw:layer="backgroundobjects" svg:width="7.814cm" svg:height="4.392cm" svg:x="1.332cm" svg:y="17.864cm"/>
      <draw:page-thumbnail draw:layer="backgroundobjects" svg:width="7.814cm" svg:height="4.392cm" svg:x="9.904cm" svg:y="17.864cm"/>
    </style:handout-master>
    <style:master-page style:name="Master1-Uni_5f_Praesentation_5f_E1_5f_RGB_5f_16_5f_9" style:display-name="Master1-Uni_Praesentation_E1_RGB_16_9" style:page-layout-name="PM1" draw:style-name="Mdp1">
      <draw:frame draw:name="Grafik 7" draw:style-name="Mgr3" draw:text-style-name="MP3" draw:layer="backgroundobjects" svg:width="25.384cm" svg:height="14.283cm" svg:x="0cm" svg:y="0cm">
        <draw:image xlink:href="Pictures/20000B0F000075310000493FC459D7BB00D5AD69.wmf" xlink:type="simple" xlink:show="embed" xlink:actuate="onLoad">
          <text:p/>
        </draw:image>
      </draw:frame>
      <draw:frame draw:name="Grafik 9" draw:style-name="Mgr4" draw:text-style-name="MP3" draw:layer="backgroundobjects" svg:width="25.384cm" svg:height="1.005cm" svg:x="0cm" svg:y="13.3cm">
        <draw:image xlink:href="Pictures/20000B0F000075310000493FC459D7BB00D5AD69.wmf" xlink:type="simple" xlink:show="embed" xlink:actuate="onLoad">
          <text:p/>
        </draw:image>
      </draw:frame>
      <draw:frame draw:name="Textplatzhalter 2" presentation:style-name="Mpr1" draw:text-style-name="MP1" draw:layer="backgroundobjects" svg:width="21.304cm" svg:height="9.646cm" svg:x="1.499cm" svg:y="3.341cm" presentation:class="outline">
        <draw:text-box>
          <text:list text:style-name="ML2">
            <text:list-item>
              <text:p text:style-name="MP4"><text:span text:style-name="MT2">Mastertext bearbeiten</text:span></text:p>
              <text:list>
                <text:list-item>
                  <text:p text:style-name="MP5"><text:span text:style-name="MT3">Zweite</text:span></text:p>
                  <text:list>
                    <text:list-item>
                      <text:p text:style-name="MP6"><text:span text:style-name="MT4"><text:s/></text:span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" draw:text-style-name="MP1" draw:layer="backgroundobjects" svg:width="2.196cm" svg:height="0.489cm" svg:x="1.503cm" svg:y="13.645cm" presentation:class="date-time">
        <draw:text-box>
          <text:p text:style-name="MP9"><text:span text:style-name="MT7"><text:date style:data-style-name="D4" text:date-value="2017-12-01">01.12.2017</text:date></text:span></text:p>
        </draw:text-box>
      </draw:frame>
      <draw:frame draw:name="Fußzeilenplatzhalter 4" presentation:style-name="Mpr3" draw:text-style-name="MP1" draw:layer="backgroundobjects" svg:width="16.402cm" svg:height="0.489cm" svg:x="4.099cm" svg:y="13.645cm" presentation:class="footer">
        <draw:text-box>
          <text:p text:style-name="MP10"><text:span text:style-name="MT8">Präsentationstitel</text:span></text:p>
        </draw:text-box>
      </draw:frame>
      <draw:frame draw:name="Foliennummernplatzhalter 5" presentation:style-name="Mpr4" draw:text-style-name="MP1" draw:layer="backgroundobjects" svg:width="1.169cm" svg:height="0.489cm" svg:x="20.902cm" svg:y="13.645cm" presentation:class="page-number">
        <draw:text-box>
          <text:p text:style-name="MP2"><text:span text:style-name="MT7"><text:page-number>&lt;Foliennummer&gt;</text:page-number></text:span></text:p>
        </draw:text-box>
      </draw:frame>
      <draw:frame draw:name="Titelplatzhalter 1" presentation:style-name="Mpr5" draw:text-style-name="MP1" draw:layer="backgroundobjects" svg:width="19.602cm" svg:height="1.5cm" svg:x="1.499cm" svg:y="0.64cm" presentation:class="title">
        <draw:text-box>
          <text:p text:style-name="MP9"><text:span text:style-name="MT9">Titel bearbeiten</text:span></text:p>
        </draw:text-box>
      </draw:frame>
      <presentation:notes style:page-layout-name="PM0">
        <draw:frame draw:name="Kopfzeilenplatzhalter 1" presentation:style-name="Mpr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7-12-01">01.12.2017</text:date></text:span></text:p>
          </draw:text-box>
        </draw:frame>
        <draw:page-thumbnail draw:name="Folienbildplatzhalter 3" presentation:style-name="Master1-Uni_5f_Praesentation_5f_E1_5f_RGB_5f_16_5f_9-title" draw:layer="backgroundobjects" svg:width="16.933cm" svg:height="9.525cm" svg:x="1.058cm" svg:y="1.905cm" presentation:class="page"/>
        <draw:frame draw:name="Notizenplatzhalter 4" presentation:style-name="Mpr7" draw:text-style-name="MP1" draw:layer="backgroundobjects" svg:width="15.24cm" svg:height="11.43cm" svg:x="1.905cm" svg:y="12.065cm" presentation:class="notes">
          <draw:text-box>
            <text:p text:style-name="MP11"><text:span text:style-name="MT1">Mastertextformat bearbeiten</text:span></text:p>
            <text:list text:style-name="ML4">
              <text:list-item>
                <text:list>
                  <text:list-item>
                    <text:p text:style-name="MP12"><text:span text:style-name="MT1">Zweite Ebene</text:span></text:p>
                    <text:list>
                      <text:list-item>
                        <text:p text:style-name="MP13"><text:span text:style-name="MT1">Dritte Ebene</text:span></text:p>
                        <text:list>
                          <text:list-item>
                            <text:p text:style-name="MP14"><text:span text:style-name="MT1">Vierte Ebene</text:span></text:p>
                            <text:list>
                              <text:list-item>
                                <text:p text:style-name="MP15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8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aster1-Layout1-cust-Titelfolie" style:page-layout-name="PM1" draw:style-name="Mdp1">
      <draw:frame draw:name="Grafik 4" draw:style-name="Mgr5" draw:text-style-name="MP3" draw:layer="backgroundobjects" svg:width="25.384cm" svg:height="14.283cm" svg:x="0.008cm" svg:y="0cm">
        <draw:image xlink:href="Pictures/20000D9A000075310000493FBF4EC1499B084481.wmf" xlink:type="simple" xlink:show="embed" xlink:actuate="onLoad">
          <text:p/>
        </draw:image>
      </draw:frame>
      <draw:frame draw:name="Textplatzhalter 2" presentation:style-name="Mpr9" draw:text-style-name="MP1" draw:layer="backgroundobjects" svg:width="19.403cm" svg:height="4.5cm" svg:x="1.499cm" svg:y="4.842cm" presentation:class="subtitle">
        <draw:text-box>
          <text:p text:style-name="MP16"><text:span text:style-name="MT10">Untertitel bearbeiten</text:span></text:p>
        </draw:text-box>
      </draw:frame>
      <draw:frame draw:name="Titelplatzhalter 6" presentation:style-name="Mpr10" draw:text-style-name="MP1" draw:layer="backgroundobjects" svg:width="20.404cm" svg:height="3.062cm" svg:x="1.499cm" svg:y="1.185cm" presentation:class="title">
        <draw:text-box>
          <text:p text:style-name="MP9"><text:span text:style-name="MT11">Titel bearbeiten</text:span></text:p>
        </draw:text-box>
      </draw:frame>
      <draw:frame draw:name="Textplatzhalter 2" presentation:style-name="Mpr11" draw:text-style-name="MP1" draw:layer="backgroundobjects" svg:width="20.602cm" svg:height="2.399cm" svg:x="1.499cm" svg:y="11.342cm" presentation:class="outline">
        <draw:text-box>
          <text:list text:style-name="ML2">
            <text:list-item>
              <text:p text:style-name="MP11"><text:span text:style-name="MT6">Textmasterformat bearbeiten</text:span></text:p>
            </text:list-item>
          </text:list>
        </draw:text-box>
      </draw:frame>
      <draw:frame draw:name="Textfeld 5" draw:style-name="Mgr6" draw:text-style-name="MP1" draw:layer="backgroundobjects" svg:width="7.801cm" svg:height="0.684cm" svg:x="1.281cm" svg:y="10.124cm">
        <draw:text-box>
          <text:p text:style-name="MP9"><text:span text:style-name="MT12">Albert-Ludwigs-Universität Freiburg</text:span></text:p>
        </draw:text-box>
      </draw:frame>
      <presentation:notes style:page-layout-name="PM0">
        <draw:frame draw:name="Kopfzeilenplatzhalter 1" presentation:style-name="Mpr1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7-12-01">01.12.2017</text:date></text:span></text:p>
          </draw:text-box>
        </draw:frame>
        <draw:page-thumbnail draw:name="Folienbildplatzhalter 3" presentation:style-name="Master1-Layout1-cust-Titelfolie-title" draw:layer="backgroundobjects" svg:width="16.933cm" svg:height="9.525cm" svg:x="1.058cm" svg:y="1.905cm" presentation:class="page"/>
        <draw:frame draw:name="Notizenplatzhalter 4" presentation:style-name="Mpr13" draw:text-style-name="MP1" draw:layer="backgroundobjects" svg:width="15.24cm" svg:height="11.43cm" svg:x="1.905cm" svg:y="12.065cm" presentation:class="notes">
          <draw:text-box>
            <text:p text:style-name="MP11"><text:span text:style-name="MT1">Mastertextformat bearbeiten</text:span></text:p>
            <text:list text:style-name="ML4">
              <text:list-item>
                <text:list>
                  <text:list-item>
                    <text:p text:style-name="MP12"><text:span text:style-name="MT1">Zweite Ebene</text:span></text:p>
                    <text:list>
                      <text:list-item>
                        <text:p text:style-name="MP13"><text:span text:style-name="MT1">Dritte Ebene</text:span></text:p>
                        <text:list>
                          <text:list-item>
                            <text:p text:style-name="MP14"><text:span text:style-name="MT1">Vierte Ebene</text:span></text:p>
                            <text:list>
                              <text:list-item>
                                <text:p text:style-name="MP15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4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Grafik 6" draw:style-name="Mgr3" draw:text-style-name="MP3" draw:layer="Master1-bg" svg:width="25.384cm" svg:height="14.283cm" svg:x="0cm" svg:y="0cm">
        <draw:image xlink:href="Pictures/20000B0F000075310000493FC459D7BB00D5AD69.wmf" xlink:type="simple" xlink:show="embed" xlink:actuate="onLoad">
          <text:p/>
        </draw:image>
      </draw:frame>
      <draw:frame draw:name="Grafik 7" draw:style-name="Mgr4" draw:text-style-name="MP3" draw:layer="Master1-bg" svg:width="25.384cm" svg:height="1.005cm" svg:x="0cm" svg:y="13.3cm">
        <draw:image xlink:href="Pictures/20000B0F000075310000493FC459D7BB00D5AD69.wmf" xlink:type="simple" xlink:show="embed" xlink:actuate="onLoad">
          <text:p/>
        </draw:image>
      </draw:frame>
      <draw:frame draw:name="Titel 1" presentation:style-name="Mpr15" draw:text-style-name="MP1" draw:layer="backgroundobjects" svg:width="19.399cm" svg:height="1.5cm" svg:x="1.503cm" svg:y="0.635cm" presentation:class="title">
        <draw:text-box>
          <text:p text:style-name="MP9"><text:span text:style-name="MT9">Titel bearbeiten</text:span></text:p>
        </draw:text-box>
      </draw:frame>
      <draw:frame draw:name="Inhaltsplatzhalter 2" presentation:style-name="Mpr16" draw:text-style-name="MP1" draw:layer="backgroundobjects" svg:width="20.802cm" svg:height="9.646cm" svg:x="1.499cm" svg:y="3.341cm" presentation:class="title">
        <draw:text-box>
          <text:list text:style-name="ML5">
            <text:list-item>
              <text:p text:style-name="MP4"><text:span text:style-name="MT2">Tex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6">Fünfte Ebene</text:span></text:p>
            </text:list-item>
          </text:list>
        </draw:text-box>
      </draw:frame>
      <draw:frame draw:name="Datumsplatzhalter 3" presentation:style-name="Mpr17" draw:text-style-name="MP1" draw:layer="backgroundobjects" svg:width="2.196cm" svg:height="0.489cm" svg:x="1.503cm" svg:y="13.645cm" presentation:class="date-time">
        <draw:text-box>
          <text:p text:style-name="MP9"><text:span text:style-name="MT7"><text:date style:data-style-name="D4" text:date-value="2017-12-01">01.12.2017</text:date></text:span></text:p>
        </draw:text-box>
      </draw:frame>
      <draw:frame draw:name="Fußzeilenplatzhalter 4" presentation:style-name="Mpr18" draw:text-style-name="MP1" draw:layer="backgroundobjects" svg:width="16.402cm" svg:height="0.489cm" svg:x="4.099cm" svg:y="13.645cm" presentation:class="footer">
        <draw:text-box>
          <text:p text:style-name="MP10"><text:span text:style-name="MT8">Präsentationstitel</text:span></text:p>
        </draw:text-box>
      </draw:frame>
      <draw:frame draw:name="Foliennummernplatzhalter 5" presentation:style-name="Mpr19" draw:text-style-name="MP1" draw:layer="backgroundobjects" svg:width="1.169cm" svg:height="0.489cm" svg:x="20.902cm" svg:y="13.645cm" presentation:class="page-number">
        <draw:text-box>
          <text:p text:style-name="MP2"><text:span text:style-name="MT7"><text:page-number>&lt;Foliennummer&gt;</text:page-number></text:span></text:p>
        </draw:text-box>
      </draw:frame>
      <draw:frame presentation:style-name="Master1-Layout2-obj-Titel-und-Inhalt-outline1" draw:layer="backgroundobjects" svg:width="22.859cm" svg:height="8.283cm" svg:x="1.27cm" svg:y="3.342cm" presentation:class="outline" presentation:placeholder="true">
        <draw:text-box/>
      </draw:frame>
      <presentation:notes style:page-layout-name="PM0">
        <draw:frame draw:name="Kopfzeilenplatzhalter 1" presentation:style-name="Mpr2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7-12-01">01.12.2017</text:date></text:span></text:p>
          </draw:text-box>
        </draw:frame>
        <draw:page-thumbnail draw:name="Folienbildplatzhalter 3" presentation:style-name="Master1-Layout2-obj-Titel-und-Inhalt-title" draw:layer="backgroundobjects" svg:width="16.933cm" svg:height="9.525cm" svg:x="1.058cm" svg:y="1.905cm" presentation:class="page"/>
        <draw:frame draw:name="Notizenplatzhalter 4" presentation:style-name="Mpr21" draw:text-style-name="MP1" draw:layer="backgroundobjects" svg:width="15.24cm" svg:height="11.43cm" svg:x="1.905cm" svg:y="12.065cm" presentation:class="notes">
          <draw:text-box>
            <text:p text:style-name="MP11"><text:span text:style-name="MT1">Mastertextformat bearbeiten</text:span></text:p>
            <text:list text:style-name="ML4">
              <text:list-item>
                <text:list>
                  <text:list-item>
                    <text:p text:style-name="MP12"><text:span text:style-name="MT1">Zweite Ebene</text:span></text:p>
                    <text:list>
                      <text:list-item>
                        <text:p text:style-name="MP13"><text:span text:style-name="MT1">Dritte Ebene</text:span></text:p>
                        <text:list>
                          <text:list-item>
                            <text:p text:style-name="MP14"><text:span text:style-name="MT1">Vierte Ebene</text:span></text:p>
                            <text:list>
                              <text:list-item>
                                <text:p text:style-name="MP15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2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aster1-Layout3-cust-Zwei-Inhalte" style:page-layout-name="PM1" draw:style-name="Mdp1">
      <draw:frame draw:name="Grafik 7" draw:style-name="Mgr3" draw:text-style-name="MP3" draw:layer="Master1-bg" svg:width="25.384cm" svg:height="14.283cm" svg:x="0cm" svg:y="0cm">
        <draw:image xlink:href="Pictures/20000B0F000075310000493FC459D7BB00D5AD69.wmf" xlink:type="simple" xlink:show="embed" xlink:actuate="onLoad">
          <text:p/>
        </draw:image>
      </draw:frame>
      <draw:frame draw:name="Grafik 9" draw:style-name="Mgr4" draw:text-style-name="MP3" draw:layer="Master1-bg" svg:width="25.384cm" svg:height="1.005cm" svg:x="0cm" svg:y="13.3cm">
        <draw:image xlink:href="Pictures/20000B0F000075310000493FC459D7BB00D5AD69.wmf" xlink:type="simple" xlink:show="embed" xlink:actuate="onLoad">
          <text:p/>
        </draw:image>
      </draw:frame>
      <draw:frame draw:name="Inhaltsplatzhalter 2" presentation:style-name="Mpr23" draw:text-style-name="MP1" draw:layer="backgroundobjects" svg:width="10.486cm" svg:height="9.896cm" svg:x="1.499cm" svg:y="3.247cm" presentation:class="title">
        <draw:text-box>
          <text:list text:style-name="ML5">
            <text:list-item>
    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Inhaltsplatzhalter 3" presentation:style-name="Mpr23" draw:text-style-name="MP1" draw:layer="backgroundobjects" svg:width="10.401cm" svg:height="9.896cm" svg:x="12.3cm" svg:y="3.247cm" presentation:class="title">
        <draw:text-box>
          <text:list text:style-name="ML5">
            <text:list-item>
    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4" presentation:style-name="Mpr24" draw:text-style-name="MP1" draw:layer="backgroundobjects" svg:width="2.196cm" svg:height="0.489cm" svg:x="1.503cm" svg:y="13.645cm" presentation:class="date-time">
        <draw:text-box>
          <text:p text:style-name="MP9"><text:span text:style-name="MT7"><text:date style:data-style-name="D4" text:date-value="2017-12-01">01.12.2017</text:date></text:span></text:p>
        </draw:text-box>
      </draw:frame>
      <draw:frame draw:name="Fußzeilenplatzhalter 5" presentation:style-name="Mpr25" draw:text-style-name="MP1" draw:layer="backgroundobjects" svg:width="16.402cm" svg:height="0.489cm" svg:x="4.099cm" svg:y="13.645cm" presentation:class="footer">
        <draw:text-box>
          <text:p text:style-name="MP10"><text:span text:style-name="MT8">Präsentationstitel</text:span></text:p>
        </draw:text-box>
      </draw:frame>
      <draw:frame draw:name="Foliennummernplatzhalter 6" presentation:style-name="Mpr26" draw:text-style-name="MP1" draw:layer="backgroundobjects" svg:width="1.169cm" svg:height="0.489cm" svg:x="20.902cm" svg:y="13.645cm" presentation:class="page-number">
        <draw:text-box>
          <text:p text:style-name="MP2"><text:span text:style-name="MT7"><text:page-number>&lt;Foliennummer&gt;</text:page-number></text:span></text:p>
        </draw:text-box>
      </draw:frame>
      <draw:frame draw:name="Titel 1" presentation:style-name="Mpr27" draw:text-style-name="MP1" draw:layer="backgroundobjects" svg:width="19.399cm" svg:height="1.5cm" svg:x="1.503cm" svg:y="0.635cm" presentation:class="title">
        <draw:text-box>
          <text:p text:style-name="MP9"><text:span text:style-name="MT9">Titel bearbeiten</text:span></text:p>
        </draw:text-box>
      </draw:frame>
      <presentation:notes style:page-layout-name="PM0">
        <draw:frame draw:name="Kopfzeilenplatzhalter 1" presentation:style-name="Mpr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7-12-01">01.12.2017</text:date></text:span></text:p>
          </draw:text-box>
        </draw:frame>
        <draw:page-thumbnail draw:name="Folienbildplatzhalter 3" presentation:style-name="Master1-Layout3-cust-Zwei-Inhalte-title" draw:layer="backgroundobjects" svg:width="16.933cm" svg:height="9.525cm" svg:x="1.058cm" svg:y="1.905cm" presentation:class="page"/>
        <draw:frame draw:name="Notizenplatzhalter 4" presentation:style-name="Mpr29" draw:text-style-name="MP1" draw:layer="backgroundobjects" svg:width="15.24cm" svg:height="11.43cm" svg:x="1.905cm" svg:y="12.065cm" presentation:class="notes">
          <draw:text-box>
            <text:p text:style-name="MP11"><text:span text:style-name="MT1">Mastertextformat bearbeiten</text:span></text:p>
            <text:list text:style-name="ML4">
              <text:list-item>
                <text:list>
                  <text:list-item>
                    <text:p text:style-name="MP12"><text:span text:style-name="MT1">Zweite Ebene</text:span></text:p>
                    <text:list>
                      <text:list-item>
                        <text:p text:style-name="MP13"><text:span text:style-name="MT1">Dritte Ebene</text:span></text:p>
                        <text:list>
                          <text:list-item>
                            <text:p text:style-name="MP14"><text:span text:style-name="MT1">Vierte Ebene</text:span></text:p>
                            <text:list>
                              <text:list-item>
                                <text:p text:style-name="MP15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0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aster1-Layout4-cust-Nur-Titel" style:page-layout-name="PM1" draw:style-name="Mdp1">
      <draw:frame draw:name="Grafik 6" draw:style-name="Mgr3" draw:text-style-name="MP3" draw:layer="Master1-bg" svg:width="25.384cm" svg:height="14.283cm" svg:x="0cm" svg:y="0cm">
        <draw:image xlink:href="Pictures/20000B0F000075310000493FC459D7BB00D5AD69.wmf" xlink:type="simple" xlink:show="embed" xlink:actuate="onLoad">
          <text:p/>
        </draw:image>
      </draw:frame>
      <draw:frame draw:name="Grafik 7" draw:style-name="Mgr4" draw:text-style-name="MP3" draw:layer="Master1-bg" svg:width="25.384cm" svg:height="1.005cm" svg:x="0cm" svg:y="13.3cm">
        <draw:image xlink:href="Pictures/20000B0F000075310000493FC459D7BB00D5AD69.wmf" xlink:type="simple" xlink:show="embed" xlink:actuate="onLoad">
          <text:p/>
        </draw:image>
      </draw:frame>
      <draw:frame draw:name="Datumsplatzhalter 2" presentation:style-name="Mpr31" draw:text-style-name="MP1" draw:layer="backgroundobjects" svg:width="2.196cm" svg:height="0.489cm" svg:x="1.503cm" svg:y="13.645cm" presentation:class="date-time">
        <draw:text-box>
          <text:p text:style-name="MP9"><text:span text:style-name="MT7"><text:date style:data-style-name="D4" text:date-value="2017-12-01">01.12.2017</text:date></text:span></text:p>
        </draw:text-box>
      </draw:frame>
      <draw:frame draw:name="Fußzeilenplatzhalter 3" presentation:style-name="Mpr32" draw:text-style-name="MP1" draw:layer="backgroundobjects" svg:width="16.402cm" svg:height="0.489cm" svg:x="4.099cm" svg:y="13.645cm" presentation:class="footer">
        <draw:text-box>
          <text:p text:style-name="MP10"><text:span text:style-name="MT8">Präsentationstitel</text:span></text:p>
        </draw:text-box>
      </draw:frame>
      <draw:frame draw:name="Foliennummernplatzhalter 4" presentation:style-name="Mpr33" draw:text-style-name="MP1" draw:layer="backgroundobjects" svg:width="1.169cm" svg:height="0.489cm" svg:x="20.902cm" svg:y="13.645cm" presentation:class="page-number">
        <draw:text-box>
          <text:p text:style-name="MP2"><text:span text:style-name="MT7"><text:page-number>&lt;Foliennummer&gt;</text:page-number></text:span></text:p>
        </draw:text-box>
      </draw:frame>
      <draw:frame draw:name="Titel 1" presentation:style-name="Mpr34" draw:text-style-name="MP1" draw:layer="backgroundobjects" svg:width="19.399cm" svg:height="1.5cm" svg:x="1.503cm" svg:y="0.635cm" presentation:class="title">
        <draw:text-box>
          <text:p text:style-name="MP9"><text:span text:style-name="MT9">Titel bearbeiten</text:span></text:p>
        </draw:text-box>
      </draw:frame>
      <presentation:notes style:page-layout-name="PM0">
        <draw:frame draw:name="Kopfzeilenplatzhalter 1" presentation:style-name="Mpr3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7-12-01">01.12.2017</text:date></text:span></text:p>
          </draw:text-box>
        </draw:frame>
        <draw:page-thumbnail draw:name="Folienbildplatzhalter 3" presentation:style-name="Master1-Layout4-cust-Nur-Titel-title" draw:layer="backgroundobjects" svg:width="16.933cm" svg:height="9.525cm" svg:x="1.058cm" svg:y="1.905cm" presentation:class="page"/>
        <draw:frame draw:name="Notizenplatzhalter 4" presentation:style-name="Mpr36" draw:text-style-name="MP1" draw:layer="backgroundobjects" svg:width="15.24cm" svg:height="11.43cm" svg:x="1.905cm" svg:y="12.065cm" presentation:class="notes">
          <draw:text-box>
            <text:p text:style-name="MP11"><text:span text:style-name="MT1">Mastertextformat bearbeiten</text:span></text:p>
            <text:list text:style-name="ML4">
              <text:list-item>
                <text:list>
                  <text:list-item>
                    <text:p text:style-name="MP12"><text:span text:style-name="MT1">Zweite Ebene</text:span></text:p>
                    <text:list>
                      <text:list-item>
                        <text:p text:style-name="MP13"><text:span text:style-name="MT1">Dritte Ebene</text:span></text:p>
                        <text:list>
                          <text:list-item>
                            <text:p text:style-name="MP14"><text:span text:style-name="MT1">Vierte Ebene</text:span></text:p>
                            <text:list>
                              <text:list-item>
                                <text:p text:style-name="MP15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7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aster2-1_5f_Uni_5f_Praesentation_5f_E1_5f_RGB" style:display-name="Master2-1_Uni_Praesentation_E1_RGB" style:page-layout-name="PM1" draw:style-name="Mdp1">
      <draw:frame draw:name="Grafik 4" draw:style-name="Mgr7" draw:text-style-name="MP3" draw:layer="backgroundobjects" svg:width="3.028cm" svg:height="3.239cm" svg:x="22.354cm" svg:y="1.085cm">
        <draw:image xlink:href="Pictures/2000001400000DEB00000EE662936DEED6EDBAC5.wmf" xlink:type="simple" xlink:show="embed" xlink:actuate="onLoad">
          <text:p/>
        </draw:image>
      </draw:frame>
      <presentation:notes style:page-layout-name="PM0">
        <draw:frame draw:name="Kopfzeilenplatzhalter 1" presentation:style-name="Mpr3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7-12-01">01.12.2017</text:date></text:span></text:p>
          </draw:text-box>
        </draw:frame>
        <draw:page-thumbnail draw:name="Folienbildplatzhalter 3" presentation:style-name="Master2-1_5f_Uni_5f_Praesentation_5f_E1_5f_RGB-title" draw:layer="backgroundobjects" svg:width="16.933cm" svg:height="9.525cm" svg:x="1.058cm" svg:y="1.905cm" presentation:class="page"/>
        <draw:frame draw:name="Notizenplatzhalter 4" presentation:style-name="Mpr39" draw:text-style-name="MP1" draw:layer="backgroundobjects" svg:width="15.24cm" svg:height="11.43cm" svg:x="1.905cm" svg:y="12.065cm" presentation:class="notes">
          <draw:text-box>
            <text:p text:style-name="MP11"><text:span text:style-name="MT1">Mastertextformat bearbeiten</text:span></text:p>
            <text:list text:style-name="ML4">
              <text:list-item>
                <text:list>
                  <text:list-item>
                    <text:p text:style-name="MP12"><text:span text:style-name="MT1">Zweite Ebene</text:span></text:p>
                    <text:list>
                      <text:list-item>
                        <text:p text:style-name="MP13"><text:span text:style-name="MT1">Dritte Ebene</text:span></text:p>
                        <text:list>
                          <text:list-item>
                            <text:p text:style-name="MP14"><text:span text:style-name="MT1">Vierte Ebene</text:span></text:p>
                            <text:list>
                              <text:list-item>
                                <text:p text:style-name="MP15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0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aster2-Layout1-cust-Bild-mit-Überschrift" style:page-layout-name="PM1" draw:style-name="Mdp1">
      <draw:frame draw:name="Grafik 1" draw:style-name="Mgr7" draw:text-style-name="MP3" draw:layer="Master2-bg" svg:width="3.028cm" svg:height="3.239cm" svg:x="22.354cm" svg:y="1.085cm">
        <draw:image xlink:href="Pictures/2000001400000DEB00000EE662936DEED6EDBAC5.wmf" xlink:type="simple" xlink:show="embed" xlink:actuate="onLoad">
          <text:p/>
        </draw:image>
      </draw:frame>
      <draw:frame presentation:style-name="Master2-Layout1-cust-Bild-mit-Überschrift-title" draw:layer="backgroundobjects" svg:width="22.859cm" svg:height="2.384cm" svg:x="1.27cm" svg:y="0.569cm" presentation:class="title" presentation:placeholder="true">
        <draw:text-box/>
      </draw:frame>
      <draw:frame presentation:style-name="Master2-Layout1-cust-Bild-mit-Überschrift-outline1" draw:layer="backgroundobjects" svg:width="22.859cm" svg:height="8.283cm" svg:x="1.27cm" svg:y="3.342cm" presentation:class="outline" presentation:placeholder="true">
        <draw:text-box/>
      </draw:frame>
      <presentation:notes style:page-layout-name="PM0">
        <draw:frame draw:name="Kopfzeilenplatzhalter 1" presentation:style-name="Mpr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7-12-01">01.12.2017</text:date></text:span></text:p>
          </draw:text-box>
        </draw:frame>
        <draw:page-thumbnail draw:name="Folienbildplatzhalter 3" presentation:style-name="Master2-Layout1-cust-Bild-mit-Überschrift-title" draw:layer="backgroundobjects" svg:width="16.933cm" svg:height="9.525cm" svg:x="1.058cm" svg:y="1.905cm" presentation:class="page"/>
        <draw:frame draw:name="Notizenplatzhalter 4" presentation:style-name="Mpr42" draw:text-style-name="MP1" draw:layer="backgroundobjects" svg:width="15.24cm" svg:height="11.43cm" svg:x="1.905cm" svg:y="12.065cm" presentation:class="notes">
          <draw:text-box>
            <text:p text:style-name="MP11"><text:span text:style-name="MT1">Mastertextformat bearbeiten</text:span></text:p>
            <text:list text:style-name="ML4">
              <text:list-item>
                <text:list>
                  <text:list-item>
                    <text:p text:style-name="MP12"><text:span text:style-name="MT1">Zweite Ebene</text:span></text:p>
                    <text:list>
                      <text:list-item>
                        <text:p text:style-name="MP13"><text:span text:style-name="MT1">Dritte Ebene</text:span></text:p>
                        <text:list>
                          <text:list-item>
                            <text:p text:style-name="MP14"><text:span text:style-name="MT1">Vierte Ebene</text:span></text:p>
                            <text:list>
                              <text:list-item>
                                <text:p text:style-name="MP15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owerPoint-Präsentation</dc:title>
    <meta:initial-creator>Windows-Benutzer</meta:initial-creator>
    <meta:creation-date>2017-11-30T10:07:29Z</meta:creation-date>
    <dc:date>2017-12-01T18:21:58.465879583</dc:date>
    <meta:print-date>2009-07-21T13:24:06Z</meta:print-date>
    <meta:editing-cycles>4</meta:editing-cycles>
    <meta:editing-duration>PT1H10M23S</meta:editing-duration>
    <meta:document-statistic meta:object-count="135"/>
    <meta:template xlink:type="simple" xlink:actuate="onRequest" xlink:title="" xlink:href="Uni_Praesentation_E1_RGB_16_9"/>
  </office:meta>
</office:document-meta>
</file>